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4157" officeooo:paragraph-rsid="00054157"/>
    </style:style>
    <style:style style:name="P2" style:family="paragraph" style:parent-style-name="Standard">
      <style:paragraph-properties fo:text-align="start" style:justify-single-word="false"/>
      <style:text-properties officeooo:rsid="00054157" officeooo:paragraph-rsid="00054157"/>
    </style:style>
    <style:style style:name="P3" style:family="paragraph" style:parent-style-name="Standard">
      <style:paragraph-properties fo:text-align="start" style:justify-single-word="false"/>
      <style:text-properties officeooo:rsid="0006fde8" officeooo:paragraph-rsid="0006fde8"/>
    </style:style>
    <style:style style:name="P4" style:family="paragraph" style:parent-style-name="Standard">
      <style:paragraph-properties fo:text-align="start" style:justify-single-word="false"/>
      <style:text-properties officeooo:rsid="0008bcc9" officeooo:paragraph-rsid="0008bcc9"/>
    </style:style>
    <style:style style:name="T1" style:family="text">
      <style:text-properties officeooo:rsid="0008bc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AR</text:p>
      <text:p text:style-name="P1"/>
      <text:p text:style-name="P2">Original meaning was Light Detection And Ranging (also Light Imaging, Detection And Ranging).</text:p>
      <text:p text:style-name="P2"/>
      <text:p text:style-name="P2">Uses focused light and sensor to detect range and reflectivity. Used in survey applications to create high-resolution maps. Used in self-driving vehicles and robotics.</text:p>
      <text:p text:style-name="P2"/>
      <text:p text:style-name="P3">How does it work ? LiDAR works by sending a beam of focused light to a remote object. The beam is reflected back to the LiDAR sensor. The distance of the remote object is determined by the travel time of the beam, which of course is traveling at the speed of light. The reflectivity of the object is determined by the beam’s intensity.</text:p>
      <text:p text:style-name="P3"/>
      <text:p text:style-name="P3">Example of application: In surveillqnce applications LiDAR is often carried in an aircraft which beams <text:span text:style-name="T1">the LiDAR light beams down toward the Earth which are reflected back to the aircraft. </text:span></text:p>
      <text:p text:style-name="P4">Also in self-driving vehicles LiDAR is used as the primary sen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2T20:35:25.681051689</meta:creation-date>
    <dc:date>2021-09-02T20:53:18.800435281</dc:date>
    <meta:editing-duration>PT7M32S</meta:editing-duration>
    <meta:editing-cycles>2</meta:editing-cycles>
    <meta:generator>LibreOffice/6.0.7.3$Linux_X86_64 LibreOffice_project/00m0$Build-3</meta:generator>
    <meta:document-statistic meta:table-count="0" meta:image-count="0" meta:object-count="0" meta:page-count="1" meta:paragraph-count="6" meta:word-count="142" meta:character-count="856" meta:non-whitespace-character-count="719"/>
  </office:meta>
</office:document-meta>
</file>